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103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63" table:default-cell-style-name="Default"/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1",</text:p>
          </table:table-cell>
          <table:table-cell/>
          <table:table-cell office:value-type="string" calcext:value-type="string">
            <text:p>"ps_ind_01",</text:p>
          </table:table-cell>
          <table:table-cell office:value-type="string" calcext:value-type="string">
            <text:p>"ps_ind_02_cat",</text:p>
          </table:table-cell>
          <table:table-cell office:value-type="string" calcext:value-type="string">
            <text:p>"ps_ind_03",</text:p>
          </table:table-cell>
          <table:table-cell office:value-type="string" calcext:value-type="string">
            <text:p>"ps_ind_04_cat",</text:p>
          </table:table-cell>
          <table:table-cell office:value-type="string" calcext:value-type="string">
            <text:p>"ps_ind_05_cat",</text:p>
          </table:table-cell>
          <table:table-cell office:value-type="string" calcext:value-type="string">
            <text:p>"ps_ind_06_bin",</text:p>
          </table:table-cell>
          <table:table-cell office:value-type="string" calcext:value-type="string">
            <text:p>"ps_ind_07_bin",</text:p>
          </table:table-cell>
          <table:table-cell office:value-type="string" calcext:value-type="string">
            <text:p>"ps_ind_08_bin",</text:p>
          </table:table-cell>
          <table:table-cell office:value-type="string" calcext:value-type="string">
            <text:p>"ps_ind_09_bin",</text:p>
          </table:table-cell>
          <table:table-cell office:value-type="string" calcext:value-type="string">
            <text:p>"ps_ind_10_bin",</text:p>
          </table:table-cell>
          <table:table-cell office:value-type="string" calcext:value-type="string">
            <text:p>"ps_ind_11_bin",</text:p>
          </table:table-cell>
          <table:table-cell office:value-type="string" calcext:value-type="string">
            <text:p>"ps_ind_12_bin",</text:p>
          </table:table-cell>
          <table:table-cell office:value-type="string" calcext:value-type="string">
            <text:p>"ps_ind_13_bin",</text:p>
          </table:table-cell>
          <table:table-cell office:value-type="string" calcext:value-type="string">
            <text:p>"ps_ind_14",</text:p>
          </table:table-cell>
          <table:table-cell office:value-type="string" calcext:value-type="string">
            <text:p>"ps_ind_15",</text:p>
          </table:table-cell>
          <table:table-cell office:value-type="string" calcext:value-type="string">
            <text:p>"ps_ind_16_bin",</text:p>
          </table:table-cell>
          <table:table-cell office:value-type="string" calcext:value-type="string">
            <text:p>"ps_ind_17_bin",</text:p>
          </table:table-cell>
          <table:table-cell office:value-type="string" calcext:value-type="string">
            <text:p>"ps_ind_18_bin",</text:p>
          </table:table-cell>
          <table:table-cell office:value-type="string" calcext:value-type="string">
            <text:p>"ps_reg_01",</text:p>
          </table:table-cell>
          <table:table-cell office:value-type="string" calcext:value-type="string">
            <text:p>"ps_reg_02",</text:p>
          </table:table-cell>
          <table:table-cell office:value-type="string" calcext:value-type="string">
            <text:p>"ps_reg_03",</text:p>
          </table:table-cell>
          <table:table-cell office:value-type="string" calcext:value-type="string">
            <text:p>"ps_car_01_cat",</text:p>
          </table:table-cell>
          <table:table-cell office:value-type="string" calcext:value-type="string">
            <text:p>"ps_car_02_cat",</text:p>
          </table:table-cell>
          <table:table-cell office:value-type="string" calcext:value-type="string">
            <text:p>"ps_car_03_cat",</text:p>
          </table:table-cell>
          <table:table-cell office:value-type="string" calcext:value-type="string">
            <text:p>"ps_car_04_cat",</text:p>
          </table:table-cell>
          <table:table-cell office:value-type="string" calcext:value-type="string">
            <text:p>"ps_car_05_cat",</text:p>
          </table:table-cell>
          <table:table-cell office:value-type="string" calcext:value-type="string">
            <text:p>"ps_car_06_cat",</text:p>
          </table:table-cell>
          <table:table-cell office:value-type="string" calcext:value-type="string">
            <text:p>"ps_car_07_cat",</text:p>
          </table:table-cell>
          <table:table-cell office:value-type="string" calcext:value-type="string">
            <text:p>"ps_car_08_cat",</text:p>
          </table:table-cell>
          <table:table-cell office:value-type="string" calcext:value-type="string">
            <text:p>"ps_car_09_cat",</text:p>
          </table:table-cell>
          <table:table-cell office:value-type="string" calcext:value-type="string">
            <text:p>"ps_car_10_cat",</text:p>
          </table:table-cell>
          <table:table-cell office:value-type="string" calcext:value-type="string">
            <text:p>"ps_car_11_cat",</text:p>
          </table:table-cell>
          <table:table-cell office:value-type="string" calcext:value-type="string">
            <text:p>"ps_car_11",</text:p>
          </table:table-cell>
          <table:table-cell office:value-type="string" calcext:value-type="string">
            <text:p>"ps_car_12",</text:p>
          </table:table-cell>
          <table:table-cell office:value-type="string" calcext:value-type="string">
            <text:p>"ps_car_13",</text:p>
          </table:table-cell>
          <table:table-cell office:value-type="string" calcext:value-type="string">
            <text:p>"ps_car_14",</text:p>
          </table:table-cell>
          <table:table-cell office:value-type="string" calcext:value-type="string">
            <text:p>"ps_car_15",</text:p>
          </table:table-cell>
          <table:table-cell office:value-type="string" calcext:value-type="string">
            <text:p>"ps_calc_01",</text:p>
          </table:table-cell>
          <table:table-cell office:value-type="string" calcext:value-type="string">
            <text:p>"ps_calc_02",</text:p>
          </table:table-cell>
          <table:table-cell office:value-type="string" calcext:value-type="string">
            <text:p>"ps_calc_03",</text:p>
          </table:table-cell>
          <table:table-cell office:value-type="string" calcext:value-type="string">
            <text:p>"ps_calc_04",</text:p>
          </table:table-cell>
          <table:table-cell office:value-type="string" calcext:value-type="string">
            <text:p>"ps_calc_05",</text:p>
          </table:table-cell>
          <table:table-cell office:value-type="string" calcext:value-type="string">
            <text:p>"ps_calc_06",</text:p>
          </table:table-cell>
          <table:table-cell office:value-type="string" calcext:value-type="string">
            <text:p>"ps_calc_07",</text:p>
          </table:table-cell>
          <table:table-cell office:value-type="string" calcext:value-type="string">
            <text:p>"ps_calc_08",</text:p>
          </table:table-cell>
          <table:table-cell office:value-type="string" calcext:value-type="string">
            <text:p>"ps_calc_09",</text:p>
          </table:table-cell>
          <table:table-cell office:value-type="string" calcext:value-type="string">
            <text:p>"ps_calc_10",</text:p>
          </table:table-cell>
          <table:table-cell office:value-type="string" calcext:value-type="string">
            <text:p>"ps_calc_11",</text:p>
          </table:table-cell>
          <table:table-cell office:value-type="string" calcext:value-type="string">
            <text:p>"ps_calc_12",</text:p>
          </table:table-cell>
          <table:table-cell office:value-type="string" calcext:value-type="string">
            <text:p>"ps_calc_13",</text:p>
          </table:table-cell>
          <table:table-cell office:value-type="string" calcext:value-type="string">
            <text:p>"ps_calc_14",</text:p>
          </table:table-cell>
          <table:table-cell office:value-type="string" calcext:value-type="string">
            <text:p>"ps_calc_15_bin",</text:p>
          </table:table-cell>
          <table:table-cell office:value-type="string" calcext:value-type="string">
            <text:p>"ps_calc_16_bin",</text:p>
          </table:table-cell>
          <table:table-cell office:value-type="string" calcext:value-type="string">
            <text:p>"ps_calc_17_bin",</text:p>
          </table:table-cell>
          <table:table-cell office:value-type="string" calcext:value-type="string">
            <text:p>"ps_calc_18_bin",</text:p>
          </table:table-cell>
          <table:table-cell office:value-type="string" calcext:value-type="string">
            <text:p>"ps_calc_19_bin",</text:p>
          </table:table-cell>
          <table:table-cell office:value-type="string" calcext:value-type="string">
            <text:p>"ps_calc_20_bin",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2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2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4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4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5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5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9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9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0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0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1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1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2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2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3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3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1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1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2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2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3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3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4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4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5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5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6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6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7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7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8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8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9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9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0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0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1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1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6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6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7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7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8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8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9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9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0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0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5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5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9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9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20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20_bin",</text:p>
          </table:table-cell>
          <table:table-cell table:number-columns-repeated="58"/>
        </table:table-row>
      </table:table>
      <table:table table:name="Sheet3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_ind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];&quot;,&quot;)" office:value-type="string" office:string-value="ps_ind_01," calcext:value-type="string">
            <text:p>ps_ind_01,</text:p>
          </table:table-cell>
        </table:table-row>
        <table:table-row table:style-name="ro1">
          <table:table-cell office:value-type="string" calcext:value-type="string">
            <text:p>ps_ind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3];&quot;,&quot;)" office:value-type="string" office:string-value="ps_ind_03," calcext:value-type="string">
            <text:p>ps_ind_03,</text:p>
          </table:table-cell>
        </table:table-row>
        <table:table-row table:style-name="ro1">
          <table:table-cell office:value-type="string" calcext:value-type="string">
            <text:p>ps_ind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4];&quot;,&quot;)" office:value-type="string" office:string-value="ps_ind_14," calcext:value-type="string">
            <text:p>ps_ind_14,</text:p>
          </table:table-cell>
        </table:table-row>
        <table:table-row table:style-name="ro1">
          <table:table-cell office:value-type="string" calcext:value-type="string">
            <text:p>ps_ind_1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5];&quot;,&quot;)" office:value-type="string" office:string-value="ps_ind_15," calcext:value-type="string">
            <text:p>ps_ind_15,</text:p>
          </table:table-cell>
        </table:table-row>
        <table:table-row table:style-name="ro1">
          <table:table-cell office:value-type="string" calcext:value-type="string">
            <text:p>ps_reg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6];&quot;,&quot;)" office:value-type="string" office:string-value="ps_reg_01," calcext:value-type="string">
            <text:p>ps_reg_01,</text:p>
          </table:table-cell>
        </table:table-row>
        <table:table-row table:style-name="ro1">
          <table:table-cell office:value-type="string" calcext:value-type="string">
            <text:p>ps_reg_0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7];&quot;,&quot;)" office:value-type="string" office:string-value="ps_reg_02," calcext:value-type="string">
            <text:p>ps_reg_02,</text:p>
          </table:table-cell>
        </table:table-row>
        <table:table-row table:style-name="ro1">
          <table:table-cell office:value-type="string" calcext:value-type="string">
            <text:p>ps_reg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8];&quot;,&quot;)" office:value-type="string" office:string-value="ps_reg_03," calcext:value-type="string">
            <text:p>ps_reg_03,</text:p>
          </table:table-cell>
        </table:table-row>
        <table:table-row table:style-name="ro1">
          <table:table-cell table:style-name="ce1" office:value-type="string" calcext:value-type="string">
            <text:p>ps_car_1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9];&quot;,&quot;)" office:value-type="string" office:string-value="ps_car_11," calcext:value-type="string">
            <text:p>ps_car_11,</text:p>
          </table:table-cell>
        </table:table-row>
        <table:table-row table:style-name="ro1">
          <table:table-cell table:style-name="ce1" office:value-type="string" calcext:value-type="string">
            <text:p>ps_car_1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0];&quot;,&quot;)" office:value-type="string" office:string-value="ps_car_12," calcext:value-type="string">
            <text:p>ps_car_12,</text:p>
          </table:table-cell>
        </table:table-row>
        <table:table-row table:style-name="ro1">
          <table:table-cell table:style-name="ce1" office:value-type="string" calcext:value-type="string">
            <text:p>ps_car_1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1];&quot;,&quot;)" office:value-type="string" office:string-value="ps_car_13," calcext:value-type="string">
            <text:p>ps_car_13,</text:p>
          </table:table-cell>
        </table:table-row>
        <table:table-row table:style-name="ro1">
          <table:table-cell table:style-name="ce1" office:value-type="string" calcext:value-type="string">
            <text:p>ps_car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2];&quot;,&quot;)" office:value-type="string" office:string-value="ps_car_14," calcext:value-type="string">
            <text:p>ps_car_14,</text:p>
          </table:table-cell>
        </table:table-row>
        <table:table-row table:style-name="ro1">
          <table:table-cell table:style-name="ce1" office:value-type="string" calcext:value-type="string">
            <text:p>ps_car_1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3];&quot;,&quot;)" office:value-type="string" office:string-value="ps_car_15," calcext:value-type="string">
            <text:p>ps_car_15,</text:p>
          </table:table-cell>
        </table:table-row>
        <table:table-row table:style-name="ro1">
          <table:table-cell office:value-type="string" calcext:value-type="string">
            <text:p>ps_calc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4];&quot;,&quot;)" office:value-type="string" office:string-value="ps_calc_01," calcext:value-type="string">
            <text:p>ps_calc_01,</text:p>
          </table:table-cell>
        </table:table-row>
        <table:table-row table:style-name="ro1">
          <table:table-cell office:value-type="string" calcext:value-type="string">
            <text:p>ps_calc_0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5];&quot;,&quot;)" office:value-type="string" office:string-value="ps_calc_02," calcext:value-type="string">
            <text:p>ps_calc_02,</text:p>
          </table:table-cell>
        </table:table-row>
        <table:table-row table:style-name="ro1">
          <table:table-cell office:value-type="string" calcext:value-type="string">
            <text:p>ps_calc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6];&quot;,&quot;)" office:value-type="string" office:string-value="ps_calc_03," calcext:value-type="string">
            <text:p>ps_calc_03,</text:p>
          </table:table-cell>
        </table:table-row>
        <table:table-row table:style-name="ro1">
          <table:table-cell office:value-type="string" calcext:value-type="string">
            <text:p>ps_calc_0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7];&quot;,&quot;)" office:value-type="string" office:string-value="ps_calc_04," calcext:value-type="string">
            <text:p>ps_calc_04,</text:p>
          </table:table-cell>
        </table:table-row>
        <table:table-row table:style-name="ro1">
          <table:table-cell office:value-type="string" calcext:value-type="string">
            <text:p>ps_calc_0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8];&quot;,&quot;)" office:value-type="string" office:string-value="ps_calc_05," calcext:value-type="string">
            <text:p>ps_calc_05,</text:p>
          </table:table-cell>
        </table:table-row>
        <table:table-row table:style-name="ro1">
          <table:table-cell office:value-type="string" calcext:value-type="string">
            <text:p>ps_calc_06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9];&quot;,&quot;)" office:value-type="string" office:string-value="ps_calc_06," calcext:value-type="string">
            <text:p>ps_calc_06,</text:p>
          </table:table-cell>
        </table:table-row>
        <table:table-row table:style-name="ro1">
          <table:table-cell office:value-type="string" calcext:value-type="string">
            <text:p>ps_calc_07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0];&quot;,&quot;)" office:value-type="string" office:string-value="ps_calc_07," calcext:value-type="string">
            <text:p>ps_calc_07,</text:p>
          </table:table-cell>
        </table:table-row>
        <table:table-row table:style-name="ro1">
          <table:table-cell office:value-type="string" calcext:value-type="string">
            <text:p>ps_calc_08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1];&quot;,&quot;)" office:value-type="string" office:string-value="ps_calc_08," calcext:value-type="string">
            <text:p>ps_calc_08,</text:p>
          </table:table-cell>
        </table:table-row>
        <table:table-row table:style-name="ro1">
          <table:table-cell office:value-type="string" calcext:value-type="string">
            <text:p>ps_calc_09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2];&quot;,&quot;)" office:value-type="string" office:string-value="ps_calc_09," calcext:value-type="string">
            <text:p>ps_calc_09,</text:p>
          </table:table-cell>
        </table:table-row>
        <table:table-row table:style-name="ro1">
          <table:table-cell office:value-type="string" calcext:value-type="string">
            <text:p>ps_calc_10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3];&quot;,&quot;)" office:value-type="string" office:string-value="ps_calc_10," calcext:value-type="string">
            <text:p>ps_calc_10,</text:p>
          </table:table-cell>
        </table:table-row>
        <table:table-row table:style-name="ro1">
          <table:table-cell office:value-type="string" calcext:value-type="string">
            <text:p>ps_calc_1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4];&quot;,&quot;)" office:value-type="string" office:string-value="ps_calc_11," calcext:value-type="string">
            <text:p>ps_calc_11,</text:p>
          </table:table-cell>
        </table:table-row>
        <table:table-row table:style-name="ro1">
          <table:table-cell office:value-type="string" calcext:value-type="string">
            <text:p>ps_calc_1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5];&quot;,&quot;)" office:value-type="string" office:string-value="ps_calc_12," calcext:value-type="string">
            <text:p>ps_calc_12,</text:p>
          </table:table-cell>
        </table:table-row>
        <table:table-row table:style-name="ro1">
          <table:table-cell office:value-type="string" calcext:value-type="string">
            <text:p>ps_calc_1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6];&quot;,&quot;)" office:value-type="string" office:string-value="ps_calc_13," calcext:value-type="string">
            <text:p>ps_calc_13,</text:p>
          </table:table-cell>
        </table:table-row>
        <table:table-row table:style-name="ro1">
          <table:table-cell office:value-type="string" calcext:value-type="string">
            <text:p>ps_calc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7];&quot;,&quot;)" office:value-type="string" office:string-value="ps_calc_14," calcext:value-type="string">
            <text:p>ps_calc_14,</text:p>
          </table:table-cell>
        </table:table-row>
        <table:table-row table:style-name="ro1">
          <table:table-cell office:value-type="string" calcext:value-type="string">
            <text:p>ps_ind_02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&quot;tf.feature_column.embedding_column(&quot;;[.A28];&quot;, dimension=8),&quot;)" office:value-type="string" office:string-value="tf.feature_column.embedding_column(ps_ind_02_cat, dimension=8)," calcext:value-type="string">
            <text:p>tf.feature_column.embedding_column(ps_ind_02_cat, dimension=8),</text:p>
          </table:table-cell>
        </table:table-row>
        <table:table-row table:style-name="ro1">
          <table:table-cell office:value-type="string" calcext:value-type="string">
            <text:p>ps_ind_04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29];&quot;, dimension=8),&quot;)" office:value-type="string" office:string-value="tf.feature_column.embedding_column(ps_ind_04_cat, dimension=8)," calcext:value-type="string">
            <text:p>tf.feature_column.embedding_column(ps_ind_04_cat, dimension=8),</text:p>
          </table:table-cell>
        </table:table-row>
        <table:table-row table:style-name="ro1">
          <table:table-cell office:value-type="string" calcext:value-type="string">
            <text:p>ps_ind_05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CONCATENATE(&quot;tf.feature_column.embedding_column(&quot;;[.A30];&quot;, dimension=8),&quot;)" office:value-type="string" office:string-value="tf.feature_column.embedding_column(ps_ind_05_cat, dimension=8)," calcext:value-type="string">
            <text:p>tf.feature_column.embedding_column(ps_ind_05_cat, dimension=8),</text:p>
          </table:table-cell>
        </table:table-row>
        <table:table-row table:style-name="ro1">
          <table:table-cell table:style-name="ce1" office:value-type="string" calcext:value-type="string">
            <text:p>ps_car_01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formula="of:=CONCATENATE(&quot;tf.feature_column.embedding_column(&quot;;[.A31];&quot;, dimension=8),&quot;)" office:value-type="string" office:string-value="tf.feature_column.embedding_column(ps_car_01_cat, dimension=8)," calcext:value-type="string">
            <text:p>tf.feature_column.embedding_column(ps_car_01_cat, dimension=8),</text:p>
          </table:table-cell>
        </table:table-row>
        <table:table-row table:style-name="ro1">
          <table:table-cell table:style-name="ce1" office:value-type="string" calcext:value-type="string">
            <text:p>ps_car_02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2];&quot;, dimension=8),&quot;)" office:value-type="string" office:string-value="tf.feature_column.embedding_column(ps_car_02_cat, dimension=8)," calcext:value-type="string">
            <text:p>tf.feature_column.embedding_column(ps_car_02_cat, dimension=8),</text:p>
          </table:table-cell>
        </table:table-row>
        <table:table-row table:style-name="ro1">
          <table:table-cell table:style-name="ce1" office:value-type="string" calcext:value-type="string">
            <text:p>ps_car_03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CONCATENATE(&quot;tf.feature_column.embedding_column(&quot;;[.A33];&quot;, dimension=8),&quot;)" office:value-type="string" office:string-value="tf.feature_column.embedding_column(ps_car_03_cat, dimension=8)," calcext:value-type="string">
            <text:p>tf.feature_column.embedding_column(ps_car_03_cat, dimension=8),</text:p>
          </table:table-cell>
        </table:table-row>
        <table:table-row table:style-name="ro1">
          <table:table-cell table:style-name="ce1" office:value-type="string" calcext:value-type="string">
            <text:p>ps_car_04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4];&quot;, dimension=8),&quot;)" office:value-type="string" office:string-value="tf.feature_column.embedding_column(ps_car_04_cat, dimension=8)," calcext:value-type="string">
            <text:p>tf.feature_column.embedding_column(ps_car_04_cat, dimension=8),</text:p>
          </table:table-cell>
        </table:table-row>
        <table:table-row table:style-name="ro1">
          <table:table-cell table:style-name="ce1" office:value-type="string" calcext:value-type="string">
            <text:p>ps_car_05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formula="of:=CONCATENATE(&quot;tf.feature_column.embedding_column(&quot;;[.A35];&quot;, dimension=8),&quot;)" office:value-type="string" office:string-value="tf.feature_column.embedding_column(ps_car_05_cat, dimension=8)," calcext:value-type="string">
            <text:p>tf.feature_column.embedding_column(ps_car_05_cat, dimension=8),</text:p>
          </table:table-cell>
        </table:table-row>
        <table:table-row table:style-name="ro1">
          <table:table-cell table:style-name="ce1" office:value-type="string" calcext:value-type="string">
            <text:p>ps_car_06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6];&quot;, dimension=8),&quot;)" office:value-type="string" office:string-value="tf.feature_column.embedding_column(ps_car_06_cat, dimension=8)," calcext:value-type="string">
            <text:p>tf.feature_column.embedding_column(ps_car_06_cat, dimension=8),</text:p>
          </table:table-cell>
        </table:table-row>
        <table:table-row table:style-name="ro1">
          <table:table-cell table:style-name="ce1" office:value-type="string" calcext:value-type="string">
            <text:p>ps_car_07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7];&quot;, dimension=8),&quot;)" office:value-type="string" office:string-value="tf.feature_column.embedding_column(ps_car_07_cat, dimension=8)," calcext:value-type="string">
            <text:p>tf.feature_column.embedding_column(ps_car_07_cat, dimension=8),</text:p>
          </table:table-cell>
        </table:table-row>
        <table:table-row table:style-name="ro1">
          <table:table-cell table:style-name="ce1" office:value-type="string" calcext:value-type="string">
            <text:p>ps_car_08_cat</text:p>
          </table:table-cell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8];&quot;, dimension=8),&quot;)" office:value-type="string" office:string-value="tf.feature_column.embedding_column(ps_car_08_cat, dimension=8)," calcext:value-type="string">
            <text:p>tf.feature_column.embedding_column(ps_car_08_cat, dimension=8),</text:p>
          </table:table-cell>
        </table:table-row>
        <table:table-row table:style-name="ro1">
          <table:table-cell table:style-name="ce1" office:value-type="string" calcext:value-type="string">
            <text:p>ps_car_09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&quot;tf.feature_column.embedding_column(&quot;;[.A39];&quot;, dimension=8),&quot;)" office:value-type="string" office:string-value="tf.feature_column.embedding_column(ps_car_09_cat, dimension=8)," calcext:value-type="string">
            <text:p>tf.feature_column.embedding_column(ps_car_09_cat, dimension=8),</text:p>
          </table:table-cell>
        </table:table-row>
        <table:table-row table:style-name="ro1">
          <table:table-cell table:style-name="ce1" office:value-type="string" calcext:value-type="string">
            <text:p>ps_car_10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CONCATENATE(&quot;tf.feature_column.embedding_column(&quot;;[.A40];&quot;, dimension=8),&quot;)" office:value-type="string" office:string-value="tf.feature_column.embedding_column(ps_car_10_cat, dimension=8)," calcext:value-type="string">
            <text:p>tf.feature_column.embedding_column(ps_car_10_cat, dimension=8),</text:p>
          </table:table-cell>
        </table:table-row>
        <table:table-row table:style-name="ro1">
          <table:table-cell table:style-name="ce1" office:value-type="string" calcext:value-type="string">
            <text:p>ps_car_11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table:formula="of:=CONCATENATE(&quot;tf.feature_column.embedding_column(&quot;;[.A41];&quot;, dimension=8),&quot;)" office:value-type="string" office:string-value="tf.feature_column.embedding_column(ps_car_11_cat, dimension=8)," calcext:value-type="string">
            <text:p>tf.feature_column.embedding_column(ps_car_11_cat, dimension=8),</text:p>
          </table:table-cell>
        </table:table-row>
        <table:table-row table:style-name="ro1">
          <table:table-cell office:value-type="string" calcext:value-type="string">
            <text:p>ps_ind_0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2];&quot;,&quot;)" office:value-type="string" office:string-value="ps_ind_06_bin," calcext:value-type="string">
            <text:p>ps_ind_06_bin,</text:p>
          </table:table-cell>
        </table:table-row>
        <table:table-row table:style-name="ro1">
          <table:table-cell office:value-type="string" calcext:value-type="string">
            <text:p>ps_ind_0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3];&quot;,&quot;)" office:value-type="string" office:string-value="ps_ind_07_bin," calcext:value-type="string">
            <text:p>ps_ind_07_bin,</text:p>
          </table:table-cell>
        </table:table-row>
        <table:table-row table:style-name="ro1">
          <table:table-cell office:value-type="string" calcext:value-type="string">
            <text:p>ps_ind_0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4];&quot;,&quot;)" office:value-type="string" office:string-value="ps_ind_08_bin," calcext:value-type="string">
            <text:p>ps_ind_08_bin,</text:p>
          </table:table-cell>
        </table:table-row>
        <table:table-row table:style-name="ro1">
          <table:table-cell office:value-type="string" calcext:value-type="string">
            <text:p>ps_ind_09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5];&quot;,&quot;)" office:value-type="string" office:string-value="ps_ind_09_bin," calcext:value-type="string">
            <text:p>ps_ind_09_bin,</text:p>
          </table:table-cell>
        </table:table-row>
        <table:table-row table:style-name="ro1">
          <table:table-cell office:value-type="string" calcext:value-type="string">
            <text:p>ps_ind_10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6];&quot;,&quot;)" office:value-type="string" office:string-value="ps_ind_10_bin," calcext:value-type="string">
            <text:p>ps_ind_10_bin,</text:p>
          </table:table-cell>
        </table:table-row>
        <table:table-row table:style-name="ro1">
          <table:table-cell office:value-type="string" calcext:value-type="string">
            <text:p>ps_ind_11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7];&quot;,&quot;)" office:value-type="string" office:string-value="ps_ind_11_bin," calcext:value-type="string">
            <text:p>ps_ind_11_bin,</text:p>
          </table:table-cell>
        </table:table-row>
        <table:table-row table:style-name="ro1">
          <table:table-cell office:value-type="string" calcext:value-type="string">
            <text:p>ps_ind_12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8];&quot;,&quot;)" office:value-type="string" office:string-value="ps_ind_12_bin," calcext:value-type="string">
            <text:p>ps_ind_12_bin,</text:p>
          </table:table-cell>
        </table:table-row>
        <table:table-row table:style-name="ro1">
          <table:table-cell office:value-type="string" calcext:value-type="string">
            <text:p>ps_ind_13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9];&quot;,&quot;)" office:value-type="string" office:string-value="ps_ind_13_bin," calcext:value-type="string">
            <text:p>ps_ind_13_bin,</text:p>
          </table:table-cell>
        </table:table-row>
        <table:table-row table:style-name="ro1">
          <table:table-cell office:value-type="string" calcext:value-type="string">
            <text:p>ps_ind_1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0];&quot;,&quot;)" office:value-type="string" office:string-value="ps_ind_16_bin," calcext:value-type="string">
            <text:p>ps_ind_16_bin,</text:p>
          </table:table-cell>
        </table:table-row>
        <table:table-row table:style-name="ro1">
          <table:table-cell office:value-type="string" calcext:value-type="string">
            <text:p>ps_ind_1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1];&quot;,&quot;)" office:value-type="string" office:string-value="ps_ind_17_bin," calcext:value-type="string">
            <text:p>ps_ind_17_bin,</text:p>
          </table:table-cell>
        </table:table-row>
        <table:table-row table:style-name="ro1">
          <table:table-cell office:value-type="string" calcext:value-type="string">
            <text:p>ps_ind_1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2];&quot;,&quot;)" office:value-type="string" office:string-value="ps_ind_18_bin," calcext:value-type="string">
            <text:p>ps_ind_18_bin,</text:p>
          </table:table-cell>
        </table:table-row>
        <table:table-row table:style-name="ro1">
          <table:table-cell office:value-type="string" calcext:value-type="string">
            <text:p>ps_calc_15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3];&quot;,&quot;)" office:value-type="string" office:string-value="ps_calc_15_bin," calcext:value-type="string">
            <text:p>ps_calc_15_bin,</text:p>
          </table:table-cell>
        </table:table-row>
        <table:table-row table:style-name="ro1">
          <table:table-cell office:value-type="string" calcext:value-type="string">
            <text:p>ps_calc_1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4];&quot;,&quot;)" office:value-type="string" office:string-value="ps_calc_16_bin," calcext:value-type="string">
            <text:p>ps_calc_16_bin,</text:p>
          </table:table-cell>
        </table:table-row>
        <table:table-row table:style-name="ro1">
          <table:table-cell office:value-type="string" calcext:value-type="string">
            <text:p>ps_calc_1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5];&quot;,&quot;)" office:value-type="string" office:string-value="ps_calc_17_bin," calcext:value-type="string">
            <text:p>ps_calc_17_bin,</text:p>
          </table:table-cell>
        </table:table-row>
        <table:table-row table:style-name="ro1">
          <table:table-cell office:value-type="string" calcext:value-type="string">
            <text:p>ps_calc_1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6];&quot;,&quot;)" office:value-type="string" office:string-value="ps_calc_18_bin," calcext:value-type="string">
            <text:p>ps_calc_18_bin,</text:p>
          </table:table-cell>
        </table:table-row>
        <table:table-row table:style-name="ro1">
          <table:table-cell office:value-type="string" calcext:value-type="string">
            <text:p>ps_calc_19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7];&quot;,&quot;)" office:value-type="string" office:string-value="ps_calc_19_bin," calcext:value-type="string">
            <text:p>ps_calc_19_bin,</text:p>
          </table:table-cell>
        </table:table-row>
        <table:table-row table:style-name="ro1">
          <table:table-cell office:value-type="string" calcext:value-type="string">
            <text:p>ps_calc_20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8];&quot;,&quot;)" office:value-type="string" office:string-value="ps_calc_20_bin," calcext:value-type="string">
            <text:p>ps_calc_20_bin,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style-name="ce2"/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arg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s_ind_01</text:p>
          </table:table-cell>
          <table:table-cell office:value-type="string" calcext:value-type="string">
            <text:p>CONT</text:p>
          </table:table-cell>
          <table:table-cell table:formula="of:=[.A4]" office:value-type="string" office:string-value="ps_ind_01" calcext:value-type="string">
            <text:p>ps_ind_01</text:p>
          </table:table-cell>
          <table:table-cell office:value-type="string" calcext:value-type="string">
            <text:p>'=tf.feature_column.numeric_column("</text:p>
          </table:table-cell>
          <table:table-cell table:formula="of:=[.C4]" office:value-type="string" office:string-value="ps_ind_01" calcext:value-type="string">
            <text:p>ps_ind_01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occupation = tf.feature_column.categorical_column_with_hash_bucket( "occupation", hash_bucket_size=100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_ind_02_cat</text:p>
          </table:table-cell>
          <table:table-cell office:value-type="string" calcext:value-type="string">
            <text:p>CAT</text:p>
          </table:table-cell>
          <table:table-cell table:formula="of:=[.A5]" office:value-type="string" office:string-value="ps_ind_02_cat" calcext:value-type="string">
            <text:p>ps_ind_02_cat</text:p>
          </table:table-cell>
          <table:table-cell office:value-type="string" calcext:value-type="string">
            <text:p>'=tf.feature_column.numeric_column("</text:p>
          </table:table-cell>
          <table:table-cell table:formula="of:=[.C5]" office:value-type="string" office:string-value="ps_ind_02_cat" calcext:value-type="string">
            <text:p>ps_ind_02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3</text:p>
          </table:table-cell>
          <table:table-cell office:value-type="string" calcext:value-type="string">
            <text:p>CONT</text:p>
          </table:table-cell>
          <table:table-cell table:formula="of:=[.A6]" office:value-type="string" office:string-value="ps_ind_03" calcext:value-type="string">
            <text:p>ps_ind_03</text:p>
          </table:table-cell>
          <table:table-cell office:value-type="string" calcext:value-type="string">
            <text:p>'=tf.feature_column.numeric_column("</text:p>
          </table:table-cell>
          <table:table-cell table:formula="of:=[.C6]" office:value-type="string" office:string-value="ps_ind_03" calcext:value-type="string">
            <text:p>ps_ind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4_cat</text:p>
          </table:table-cell>
          <table:table-cell office:value-type="string" calcext:value-type="string">
            <text:p>CAT</text:p>
          </table:table-cell>
          <table:table-cell table:formula="of:=[.A7]" office:value-type="string" office:string-value="ps_ind_04_cat" calcext:value-type="string">
            <text:p>ps_ind_04_cat</text:p>
          </table:table-cell>
          <table:table-cell office:value-type="string" calcext:value-type="string">
            <text:p>'=tf.feature_column.numeric_column("</text:p>
          </table:table-cell>
          <table:table-cell table:formula="of:=[.C7]" office:value-type="string" office:string-value="ps_ind_04_cat" calcext:value-type="string">
            <text:p>ps_ind_04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5_cat</text:p>
          </table:table-cell>
          <table:table-cell office:value-type="string" calcext:value-type="string">
            <text:p>CAT</text:p>
          </table:table-cell>
          <table:table-cell table:formula="of:=[.A8]" office:value-type="string" office:string-value="ps_ind_05_cat" calcext:value-type="string">
            <text:p>ps_ind_05_cat</text:p>
          </table:table-cell>
          <table:table-cell office:value-type="string" calcext:value-type="string">
            <text:p>'=tf.feature_column.numeric_column("</text:p>
          </table:table-cell>
          <table:table-cell table:formula="of:=[.C8]" office:value-type="string" office:string-value="ps_ind_05_cat" calcext:value-type="string">
            <text:p>ps_ind_05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6_bin</text:p>
          </table:table-cell>
          <table:table-cell office:value-type="string" calcext:value-type="string">
            <text:p>BIN</text:p>
          </table:table-cell>
          <table:table-cell table:formula="of:=[.A9]" office:value-type="string" office:string-value="ps_ind_06_bin" calcext:value-type="string">
            <text:p>ps_ind_06_bin</text:p>
          </table:table-cell>
          <table:table-cell office:value-type="string" calcext:value-type="string">
            <text:p>'=tf.feature_column.numeric_column("</text:p>
          </table:table-cell>
          <table:table-cell table:formula="of:=[.C9]" office:value-type="string" office:string-value="ps_ind_06_bin" calcext:value-type="string">
            <text:p>ps_ind_06_bin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'=tf.feature_column.categorical_column_with_hash_bucket( "</text:p>
          </table:table-cell>
          <table:table-cell table:number-columns-repeated="4"/>
          <table:table-cell office:value-type="string" calcext:value-type="string">
            <text:p>“, hash_bucket_size=1000)</text:p>
          </table:table-cell>
        </table:table-row>
        <table:table-row table:style-name="ro1">
          <table:table-cell office:value-type="string" calcext:value-type="string">
            <text:p>ps_ind_07_bin</text:p>
          </table:table-cell>
          <table:table-cell office:value-type="string" calcext:value-type="string">
            <text:p>BIN</text:p>
          </table:table-cell>
          <table:table-cell table:formula="of:=[.A10]" office:value-type="string" office:string-value="ps_ind_07_bin" calcext:value-type="string">
            <text:p>ps_ind_07_bin</text:p>
          </table:table-cell>
          <table:table-cell office:value-type="string" calcext:value-type="string">
            <text:p>'=tf.feature_column.numeric_column("</text:p>
          </table:table-cell>
          <table:table-cell table:formula="of:=[.C10]" office:value-type="string" office:string-value="ps_ind_07_bin" calcext:value-type="string">
            <text:p>ps_ind_07_bin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'=tf.feature_column.numeric_column(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_ind_08_bin</text:p>
          </table:table-cell>
          <table:table-cell office:value-type="string" calcext:value-type="string">
            <text:p>BIN</text:p>
          </table:table-cell>
          <table:table-cell table:formula="of:=[.A11]" office:value-type="string" office:string-value="ps_ind_08_bin" calcext:value-type="string">
            <text:p>ps_ind_08_bin</text:p>
          </table:table-cell>
          <table:table-cell office:value-type="string" calcext:value-type="string">
            <text:p>'=tf.feature_column.numeric_column("</text:p>
          </table:table-cell>
          <table:table-cell table:formula="of:=[.C11]" office:value-type="string" office:string-value="ps_ind_08_bin" calcext:value-type="string">
            <text:p>ps_ind_0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9_bin</text:p>
          </table:table-cell>
          <table:table-cell office:value-type="string" calcext:value-type="string">
            <text:p>BIN</text:p>
          </table:table-cell>
          <table:table-cell table:formula="of:=[.A12]" office:value-type="string" office:string-value="ps_ind_09_bin" calcext:value-type="string">
            <text:p>ps_ind_09_bin</text:p>
          </table:table-cell>
          <table:table-cell office:value-type="string" calcext:value-type="string">
            <text:p>'=tf.feature_column.numeric_column("</text:p>
          </table:table-cell>
          <table:table-cell table:formula="of:=[.C12]" office:value-type="string" office:string-value="ps_ind_09_bin" calcext:value-type="string">
            <text:p>ps_ind_09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0_bin</text:p>
          </table:table-cell>
          <table:table-cell office:value-type="string" calcext:value-type="string">
            <text:p>BIN</text:p>
          </table:table-cell>
          <table:table-cell table:formula="of:=[.A13]" office:value-type="string" office:string-value="ps_ind_10_bin" calcext:value-type="string">
            <text:p>ps_ind_10_bin</text:p>
          </table:table-cell>
          <table:table-cell office:value-type="string" calcext:value-type="string">
            <text:p>'=tf.feature_column.numeric_column("</text:p>
          </table:table-cell>
          <table:table-cell table:formula="of:=[.C13]" office:value-type="string" office:string-value="ps_ind_10_bin" calcext:value-type="string">
            <text:p>ps_ind_10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1_bin</text:p>
          </table:table-cell>
          <table:table-cell office:value-type="string" calcext:value-type="string">
            <text:p>BIN</text:p>
          </table:table-cell>
          <table:table-cell table:formula="of:=[.A14]" office:value-type="string" office:string-value="ps_ind_11_bin" calcext:value-type="string">
            <text:p>ps_ind_11_bin</text:p>
          </table:table-cell>
          <table:table-cell office:value-type="string" calcext:value-type="string">
            <text:p>'=tf.feature_column.numeric_column("</text:p>
          </table:table-cell>
          <table:table-cell table:formula="of:=[.C14]" office:value-type="string" office:string-value="ps_ind_11_bin" calcext:value-type="string">
            <text:p>ps_ind_11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2_bin</text:p>
          </table:table-cell>
          <table:table-cell office:value-type="string" calcext:value-type="string">
            <text:p>BIN</text:p>
          </table:table-cell>
          <table:table-cell table:formula="of:=[.A15]" office:value-type="string" office:string-value="ps_ind_12_bin" calcext:value-type="string">
            <text:p>ps_ind_12_bin</text:p>
          </table:table-cell>
          <table:table-cell office:value-type="string" calcext:value-type="string">
            <text:p>'=tf.feature_column.numeric_column("</text:p>
          </table:table-cell>
          <table:table-cell table:formula="of:=[.C15]" office:value-type="string" office:string-value="ps_ind_12_bin" calcext:value-type="string">
            <text:p>ps_ind_12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3_bin</text:p>
          </table:table-cell>
          <table:table-cell office:value-type="string" calcext:value-type="string">
            <text:p>BIN</text:p>
          </table:table-cell>
          <table:table-cell table:formula="of:=[.A16]" office:value-type="string" office:string-value="ps_ind_13_bin" calcext:value-type="string">
            <text:p>ps_ind_13_bin</text:p>
          </table:table-cell>
          <table:table-cell office:value-type="string" calcext:value-type="string">
            <text:p>'=tf.feature_column.numeric_column("</text:p>
          </table:table-cell>
          <table:table-cell table:formula="of:=[.C16]" office:value-type="string" office:string-value="ps_ind_13_bin" calcext:value-type="string">
            <text:p>ps_ind_13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4</text:p>
          </table:table-cell>
          <table:table-cell office:value-type="string" calcext:value-type="string">
            <text:p>CONT</text:p>
          </table:table-cell>
          <table:table-cell table:formula="of:=[.A17]" office:value-type="string" office:string-value="ps_ind_14" calcext:value-type="string">
            <text:p>ps_ind_14</text:p>
          </table:table-cell>
          <table:table-cell office:value-type="string" calcext:value-type="string">
            <text:p>'=tf.feature_column.numeric_column("</text:p>
          </table:table-cell>
          <table:table-cell table:formula="of:=[.C17]" office:value-type="string" office:string-value="ps_ind_14" calcext:value-type="string">
            <text:p>ps_ind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5</text:p>
          </table:table-cell>
          <table:table-cell office:value-type="string" calcext:value-type="string">
            <text:p>CONT</text:p>
          </table:table-cell>
          <table:table-cell table:formula="of:=[.A18]" office:value-type="string" office:string-value="ps_ind_15" calcext:value-type="string">
            <text:p>ps_ind_15</text:p>
          </table:table-cell>
          <table:table-cell office:value-type="string" calcext:value-type="string">
            <text:p>'=tf.feature_column.numeric_column("</text:p>
          </table:table-cell>
          <table:table-cell table:formula="of:=[.C18]" office:value-type="string" office:string-value="ps_ind_15" calcext:value-type="string">
            <text:p>ps_ind_1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6_bin</text:p>
          </table:table-cell>
          <table:table-cell office:value-type="string" calcext:value-type="string">
            <text:p>BIN</text:p>
          </table:table-cell>
          <table:table-cell table:formula="of:=[.A19]" office:value-type="string" office:string-value="ps_ind_16_bin" calcext:value-type="string">
            <text:p>ps_ind_16_bin</text:p>
          </table:table-cell>
          <table:table-cell office:value-type="string" calcext:value-type="string">
            <text:p>'=tf.feature_column.numeric_column("</text:p>
          </table:table-cell>
          <table:table-cell table:formula="of:=[.C19]" office:value-type="string" office:string-value="ps_ind_16_bin" calcext:value-type="string">
            <text:p>ps_ind_16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7_bin</text:p>
          </table:table-cell>
          <table:table-cell office:value-type="string" calcext:value-type="string">
            <text:p>BIN</text:p>
          </table:table-cell>
          <table:table-cell table:formula="of:=[.A20]" office:value-type="string" office:string-value="ps_ind_17_bin" calcext:value-type="string">
            <text:p>ps_ind_17_bin</text:p>
          </table:table-cell>
          <table:table-cell office:value-type="string" calcext:value-type="string">
            <text:p>'=tf.feature_column.numeric_column("</text:p>
          </table:table-cell>
          <table:table-cell table:formula="of:=[.C20]" office:value-type="string" office:string-value="ps_ind_17_bin" calcext:value-type="string">
            <text:p>ps_ind_17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8_bin</text:p>
          </table:table-cell>
          <table:table-cell office:value-type="string" calcext:value-type="string">
            <text:p>BIN</text:p>
          </table:table-cell>
          <table:table-cell table:formula="of:=[.A21]" office:value-type="string" office:string-value="ps_ind_18_bin" calcext:value-type="string">
            <text:p>ps_ind_18_bin</text:p>
          </table:table-cell>
          <table:table-cell office:value-type="string" calcext:value-type="string">
            <text:p>'=tf.feature_column.numeric_column("</text:p>
          </table:table-cell>
          <table:table-cell table:formula="of:=[.C21]" office:value-type="string" office:string-value="ps_ind_18_bin" calcext:value-type="string">
            <text:p>ps_ind_1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1</text:p>
          </table:table-cell>
          <table:table-cell office:value-type="string" calcext:value-type="string">
            <text:p>CONT</text:p>
          </table:table-cell>
          <table:table-cell table:formula="of:=[.A22]" office:value-type="string" office:string-value="ps_reg_01" calcext:value-type="string">
            <text:p>ps_reg_01</text:p>
          </table:table-cell>
          <table:table-cell office:value-type="string" calcext:value-type="string">
            <text:p>'=tf.feature_column.numeric_column("</text:p>
          </table:table-cell>
          <table:table-cell table:formula="of:=[.C22]" office:value-type="string" office:string-value="ps_reg_01" calcext:value-type="string">
            <text:p>ps_reg_0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2</text:p>
          </table:table-cell>
          <table:table-cell office:value-type="string" calcext:value-type="string">
            <text:p>CONT</text:p>
          </table:table-cell>
          <table:table-cell table:formula="of:=[.A23]" office:value-type="string" office:string-value="ps_reg_02" calcext:value-type="string">
            <text:p>ps_reg_02</text:p>
          </table:table-cell>
          <table:table-cell office:value-type="string" calcext:value-type="string">
            <text:p>'=tf.feature_column.numeric_column("</text:p>
          </table:table-cell>
          <table:table-cell table:formula="of:=[.C23]" office:value-type="string" office:string-value="ps_reg_02" calcext:value-type="string">
            <text:p>ps_reg_0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3</text:p>
          </table:table-cell>
          <table:table-cell office:value-type="string" calcext:value-type="string">
            <text:p>CONT</text:p>
          </table:table-cell>
          <table:table-cell table:formula="of:=[.A24]" office:value-type="string" office:string-value="ps_reg_03" calcext:value-type="string">
            <text:p>ps_reg_03</text:p>
          </table:table-cell>
          <table:table-cell office:value-type="string" calcext:value-type="string">
            <text:p>'=tf.feature_column.numeric_column("</text:p>
          </table:table-cell>
          <table:table-cell table:formula="of:=[.C24]" office:value-type="string" office:string-value="ps_reg_03" calcext:value-type="string">
            <text:p>ps_reg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1_cat</text:p>
          </table:table-cell>
          <table:table-cell office:value-type="string" calcext:value-type="string">
            <text:p>CAT</text:p>
          </table:table-cell>
          <table:table-cell table:formula="of:=[.A25]" office:value-type="string" office:string-value="ps_car_01_cat" calcext:value-type="string">
            <text:p>ps_car_01_cat</text:p>
          </table:table-cell>
          <table:table-cell office:value-type="string" calcext:value-type="string">
            <text:p>'=tf.feature_column.numeric_column("</text:p>
          </table:table-cell>
          <table:table-cell table:formula="of:=[.C25]" office:value-type="string" office:string-value="ps_car_01_cat" calcext:value-type="string">
            <text:p>ps_car_01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2_cat</text:p>
          </table:table-cell>
          <table:table-cell office:value-type="string" calcext:value-type="string">
            <text:p>CAT</text:p>
          </table:table-cell>
          <table:table-cell table:formula="of:=[.A26]" office:value-type="string" office:string-value="ps_car_02_cat" calcext:value-type="string">
            <text:p>ps_car_02_cat</text:p>
          </table:table-cell>
          <table:table-cell office:value-type="string" calcext:value-type="string">
            <text:p>'=tf.feature_column.numeric_column("</text:p>
          </table:table-cell>
          <table:table-cell table:formula="of:=[.C26]" office:value-type="string" office:string-value="ps_car_02_cat" calcext:value-type="string">
            <text:p>ps_car_02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3_cat</text:p>
          </table:table-cell>
          <table:table-cell office:value-type="string" calcext:value-type="string">
            <text:p>CAT</text:p>
          </table:table-cell>
          <table:table-cell table:formula="of:=[.A27]" office:value-type="string" office:string-value="ps_car_03_cat" calcext:value-type="string">
            <text:p>ps_car_03_cat</text:p>
          </table:table-cell>
          <table:table-cell office:value-type="string" calcext:value-type="string">
            <text:p>'=tf.feature_column.numeric_column("</text:p>
          </table:table-cell>
          <table:table-cell table:formula="of:=[.C27]" office:value-type="string" office:string-value="ps_car_03_cat" calcext:value-type="string">
            <text:p>ps_car_03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4_cat</text:p>
          </table:table-cell>
          <table:table-cell office:value-type="string" calcext:value-type="string">
            <text:p>CAT</text:p>
          </table:table-cell>
          <table:table-cell table:formula="of:=[.A28]" office:value-type="string" office:string-value="ps_car_04_cat" calcext:value-type="string">
            <text:p>ps_car_04_cat</text:p>
          </table:table-cell>
          <table:table-cell office:value-type="string" calcext:value-type="string">
            <text:p>'=tf.feature_column.numeric_column("</text:p>
          </table:table-cell>
          <table:table-cell table:formula="of:=[.C28]" office:value-type="string" office:string-value="ps_car_04_cat" calcext:value-type="string">
            <text:p>ps_car_04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5_cat</text:p>
          </table:table-cell>
          <table:table-cell office:value-type="string" calcext:value-type="string">
            <text:p>CAT</text:p>
          </table:table-cell>
          <table:table-cell table:formula="of:=[.A29]" office:value-type="string" office:string-value="ps_car_05_cat" calcext:value-type="string">
            <text:p>ps_car_05_cat</text:p>
          </table:table-cell>
          <table:table-cell office:value-type="string" calcext:value-type="string">
            <text:p>'=tf.feature_column.numeric_column("</text:p>
          </table:table-cell>
          <table:table-cell table:formula="of:=[.C29]" office:value-type="string" office:string-value="ps_car_05_cat" calcext:value-type="string">
            <text:p>ps_car_05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6_cat</text:p>
          </table:table-cell>
          <table:table-cell office:value-type="string" calcext:value-type="string">
            <text:p>CAT</text:p>
          </table:table-cell>
          <table:table-cell table:formula="of:=[.A30]" office:value-type="string" office:string-value="ps_car_06_cat" calcext:value-type="string">
            <text:p>ps_car_06_cat</text:p>
          </table:table-cell>
          <table:table-cell office:value-type="string" calcext:value-type="string">
            <text:p>'=tf.feature_column.numeric_column("</text:p>
          </table:table-cell>
          <table:table-cell table:formula="of:=[.C30]" office:value-type="string" office:string-value="ps_car_06_cat" calcext:value-type="string">
            <text:p>ps_car_06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7_cat</text:p>
          </table:table-cell>
          <table:table-cell office:value-type="string" calcext:value-type="string">
            <text:p>CAT</text:p>
          </table:table-cell>
          <table:table-cell table:formula="of:=[.A31]" office:value-type="string" office:string-value="ps_car_07_cat" calcext:value-type="string">
            <text:p>ps_car_07_cat</text:p>
          </table:table-cell>
          <table:table-cell office:value-type="string" calcext:value-type="string">
            <text:p>'=tf.feature_column.numeric_column("</text:p>
          </table:table-cell>
          <table:table-cell table:formula="of:=[.C31]" office:value-type="string" office:string-value="ps_car_07_cat" calcext:value-type="string">
            <text:p>ps_car_07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8_cat</text:p>
          </table:table-cell>
          <table:table-cell office:value-type="string" calcext:value-type="string">
            <text:p>CAT</text:p>
          </table:table-cell>
          <table:table-cell table:formula="of:=[.A32]" office:value-type="string" office:string-value="ps_car_08_cat" calcext:value-type="string">
            <text:p>ps_car_08_cat</text:p>
          </table:table-cell>
          <table:table-cell office:value-type="string" calcext:value-type="string">
            <text:p>'=tf.feature_column.numeric_column("</text:p>
          </table:table-cell>
          <table:table-cell table:formula="of:=[.C32]" office:value-type="string" office:string-value="ps_car_08_cat" calcext:value-type="string">
            <text:p>ps_car_08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9_cat</text:p>
          </table:table-cell>
          <table:table-cell office:value-type="string" calcext:value-type="string">
            <text:p>CAT</text:p>
          </table:table-cell>
          <table:table-cell table:formula="of:=[.A33]" office:value-type="string" office:string-value="ps_car_09_cat" calcext:value-type="string">
            <text:p>ps_car_09_cat</text:p>
          </table:table-cell>
          <table:table-cell office:value-type="string" calcext:value-type="string">
            <text:p>'=tf.feature_column.numeric_column("</text:p>
          </table:table-cell>
          <table:table-cell table:formula="of:=[.C33]" office:value-type="string" office:string-value="ps_car_09_cat" calcext:value-type="string">
            <text:p>ps_car_09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0_cat</text:p>
          </table:table-cell>
          <table:table-cell office:value-type="string" calcext:value-type="string">
            <text:p>CAT</text:p>
          </table:table-cell>
          <table:table-cell table:formula="of:=[.A34]" office:value-type="string" office:string-value="ps_car_10_cat" calcext:value-type="string">
            <text:p>ps_car_10_cat</text:p>
          </table:table-cell>
          <table:table-cell office:value-type="string" calcext:value-type="string">
            <text:p>'=tf.feature_column.numeric_column("</text:p>
          </table:table-cell>
          <table:table-cell table:formula="of:=[.C34]" office:value-type="string" office:string-value="ps_car_10_cat" calcext:value-type="string">
            <text:p>ps_car_10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1_cat</text:p>
          </table:table-cell>
          <table:table-cell office:value-type="string" calcext:value-type="string">
            <text:p>CAT</text:p>
          </table:table-cell>
          <table:table-cell table:formula="of:=[.A35]" office:value-type="string" office:string-value="ps_car_11_cat" calcext:value-type="string">
            <text:p>ps_car_11_cat</text:p>
          </table:table-cell>
          <table:table-cell office:value-type="string" calcext:value-type="string">
            <text:p>'=tf.feature_column.numeric_column("</text:p>
          </table:table-cell>
          <table:table-cell table:formula="of:=[.C35]" office:value-type="string" office:string-value="ps_car_11_cat" calcext:value-type="string">
            <text:p>ps_car_11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1</text:p>
          </table:table-cell>
          <table:table-cell office:value-type="string" calcext:value-type="string">
            <text:p>CONT</text:p>
          </table:table-cell>
          <table:table-cell table:formula="of:=[.A36]" office:value-type="string" office:string-value="ps_car_11" calcext:value-type="string">
            <text:p>ps_car_11</text:p>
          </table:table-cell>
          <table:table-cell office:value-type="string" calcext:value-type="string">
            <text:p>'=tf.feature_column.numeric_column("</text:p>
          </table:table-cell>
          <table:table-cell table:formula="of:=[.C36]" office:value-type="string" office:string-value="ps_car_11" calcext:value-type="string">
            <text:p>ps_car_1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2</text:p>
          </table:table-cell>
          <table:table-cell office:value-type="string" calcext:value-type="string">
            <text:p>CONT</text:p>
          </table:table-cell>
          <table:table-cell table:formula="of:=[.A37]" office:value-type="string" office:string-value="ps_car_12" calcext:value-type="string">
            <text:p>ps_car_12</text:p>
          </table:table-cell>
          <table:table-cell office:value-type="string" calcext:value-type="string">
            <text:p>'=tf.feature_column.numeric_column("</text:p>
          </table:table-cell>
          <table:table-cell table:formula="of:=[.C37]" office:value-type="string" office:string-value="ps_car_12" calcext:value-type="string">
            <text:p>ps_car_1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3</text:p>
          </table:table-cell>
          <table:table-cell office:value-type="string" calcext:value-type="string">
            <text:p>CONT</text:p>
          </table:table-cell>
          <table:table-cell table:formula="of:=[.A38]" office:value-type="string" office:string-value="ps_car_13" calcext:value-type="string">
            <text:p>ps_car_13</text:p>
          </table:table-cell>
          <table:table-cell office:value-type="string" calcext:value-type="string">
            <text:p>'=tf.feature_column.numeric_column("</text:p>
          </table:table-cell>
          <table:table-cell table:formula="of:=[.C38]" office:value-type="string" office:string-value="ps_car_13" calcext:value-type="string">
            <text:p>ps_car_1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4</text:p>
          </table:table-cell>
          <table:table-cell office:value-type="string" calcext:value-type="string">
            <text:p>CONT</text:p>
          </table:table-cell>
          <table:table-cell table:formula="of:=[.A39]" office:value-type="string" office:string-value="ps_car_14" calcext:value-type="string">
            <text:p>ps_car_14</text:p>
          </table:table-cell>
          <table:table-cell office:value-type="string" calcext:value-type="string">
            <text:p>'=tf.feature_column.numeric_column("</text:p>
          </table:table-cell>
          <table:table-cell table:formula="of:=[.C39]" office:value-type="string" office:string-value="ps_car_14" calcext:value-type="string">
            <text:p>ps_car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5</text:p>
          </table:table-cell>
          <table:table-cell office:value-type="string" calcext:value-type="string">
            <text:p>CONT</text:p>
          </table:table-cell>
          <table:table-cell table:formula="of:=[.A40]" office:value-type="string" office:string-value="ps_car_15" calcext:value-type="string">
            <text:p>ps_car_15</text:p>
          </table:table-cell>
          <table:table-cell office:value-type="string" calcext:value-type="string">
            <text:p>'=tf.feature_column.numeric_column("</text:p>
          </table:table-cell>
          <table:table-cell table:formula="of:=[.C40]" office:value-type="string" office:string-value="ps_car_15" calcext:value-type="string">
            <text:p>ps_car_1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1</text:p>
          </table:table-cell>
          <table:table-cell office:value-type="string" calcext:value-type="string">
            <text:p>CONT</text:p>
          </table:table-cell>
          <table:table-cell table:formula="of:=[.A41]" office:value-type="string" office:string-value="ps_calc_01" calcext:value-type="string">
            <text:p>ps_calc_01</text:p>
          </table:table-cell>
          <table:table-cell office:value-type="string" calcext:value-type="string">
            <text:p>'=tf.feature_column.numeric_column("</text:p>
          </table:table-cell>
          <table:table-cell table:formula="of:=[.C41]" office:value-type="string" office:string-value="ps_calc_01" calcext:value-type="string">
            <text:p>ps_calc_0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2</text:p>
          </table:table-cell>
          <table:table-cell office:value-type="string" calcext:value-type="string">
            <text:p>CONT</text:p>
          </table:table-cell>
          <table:table-cell table:formula="of:=[.A42]" office:value-type="string" office:string-value="ps_calc_02" calcext:value-type="string">
            <text:p>ps_calc_02</text:p>
          </table:table-cell>
          <table:table-cell office:value-type="string" calcext:value-type="string">
            <text:p>'=tf.feature_column.numeric_column("</text:p>
          </table:table-cell>
          <table:table-cell table:formula="of:=[.C42]" office:value-type="string" office:string-value="ps_calc_02" calcext:value-type="string">
            <text:p>ps_calc_0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3</text:p>
          </table:table-cell>
          <table:table-cell office:value-type="string" calcext:value-type="string">
            <text:p>CONT</text:p>
          </table:table-cell>
          <table:table-cell table:formula="of:=[.A43]" office:value-type="string" office:string-value="ps_calc_03" calcext:value-type="string">
            <text:p>ps_calc_03</text:p>
          </table:table-cell>
          <table:table-cell office:value-type="string" calcext:value-type="string">
            <text:p>'=tf.feature_column.numeric_column("</text:p>
          </table:table-cell>
          <table:table-cell table:formula="of:=[.C43]" office:value-type="string" office:string-value="ps_calc_03" calcext:value-type="string">
            <text:p>ps_calc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4</text:p>
          </table:table-cell>
          <table:table-cell office:value-type="string" calcext:value-type="string">
            <text:p>CONT</text:p>
          </table:table-cell>
          <table:table-cell table:formula="of:=[.A44]" office:value-type="string" office:string-value="ps_calc_04" calcext:value-type="string">
            <text:p>ps_calc_04</text:p>
          </table:table-cell>
          <table:table-cell office:value-type="string" calcext:value-type="string">
            <text:p>'=tf.feature_column.numeric_column("</text:p>
          </table:table-cell>
          <table:table-cell table:formula="of:=[.C44]" office:value-type="string" office:string-value="ps_calc_04" calcext:value-type="string">
            <text:p>ps_calc_0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5</text:p>
          </table:table-cell>
          <table:table-cell office:value-type="string" calcext:value-type="string">
            <text:p>CONT</text:p>
          </table:table-cell>
          <table:table-cell table:formula="of:=[.A45]" office:value-type="string" office:string-value="ps_calc_05" calcext:value-type="string">
            <text:p>ps_calc_05</text:p>
          </table:table-cell>
          <table:table-cell office:value-type="string" calcext:value-type="string">
            <text:p>'=tf.feature_column.numeric_column("</text:p>
          </table:table-cell>
          <table:table-cell table:formula="of:=[.C45]" office:value-type="string" office:string-value="ps_calc_05" calcext:value-type="string">
            <text:p>ps_calc_0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6</text:p>
          </table:table-cell>
          <table:table-cell office:value-type="string" calcext:value-type="string">
            <text:p>CONT</text:p>
          </table:table-cell>
          <table:table-cell table:formula="of:=[.A46]" office:value-type="string" office:string-value="ps_calc_06" calcext:value-type="string">
            <text:p>ps_calc_06</text:p>
          </table:table-cell>
          <table:table-cell office:value-type="string" calcext:value-type="string">
            <text:p>'=tf.feature_column.numeric_column("</text:p>
          </table:table-cell>
          <table:table-cell table:formula="of:=[.C46]" office:value-type="string" office:string-value="ps_calc_06" calcext:value-type="string">
            <text:p>ps_calc_06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7</text:p>
          </table:table-cell>
          <table:table-cell office:value-type="string" calcext:value-type="string">
            <text:p>CONT</text:p>
          </table:table-cell>
          <table:table-cell table:formula="of:=[.A47]" office:value-type="string" office:string-value="ps_calc_07" calcext:value-type="string">
            <text:p>ps_calc_07</text:p>
          </table:table-cell>
          <table:table-cell office:value-type="string" calcext:value-type="string">
            <text:p>'=tf.feature_column.numeric_column("</text:p>
          </table:table-cell>
          <table:table-cell table:formula="of:=[.C47]" office:value-type="string" office:string-value="ps_calc_07" calcext:value-type="string">
            <text:p>ps_calc_07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8</text:p>
          </table:table-cell>
          <table:table-cell office:value-type="string" calcext:value-type="string">
            <text:p>CONT</text:p>
          </table:table-cell>
          <table:table-cell table:formula="of:=[.A48]" office:value-type="string" office:string-value="ps_calc_08" calcext:value-type="string">
            <text:p>ps_calc_08</text:p>
          </table:table-cell>
          <table:table-cell office:value-type="string" calcext:value-type="string">
            <text:p>'=tf.feature_column.numeric_column("</text:p>
          </table:table-cell>
          <table:table-cell table:formula="of:=[.C48]" office:value-type="string" office:string-value="ps_calc_08" calcext:value-type="string">
            <text:p>ps_calc_08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9</text:p>
          </table:table-cell>
          <table:table-cell office:value-type="string" calcext:value-type="string">
            <text:p>CONT</text:p>
          </table:table-cell>
          <table:table-cell table:formula="of:=[.A49]" office:value-type="string" office:string-value="ps_calc_09" calcext:value-type="string">
            <text:p>ps_calc_09</text:p>
          </table:table-cell>
          <table:table-cell office:value-type="string" calcext:value-type="string">
            <text:p>'=tf.feature_column.numeric_column("</text:p>
          </table:table-cell>
          <table:table-cell table:formula="of:=[.C49]" office:value-type="string" office:string-value="ps_calc_09" calcext:value-type="string">
            <text:p>ps_calc_09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0</text:p>
          </table:table-cell>
          <table:table-cell office:value-type="string" calcext:value-type="string">
            <text:p>CONT</text:p>
          </table:table-cell>
          <table:table-cell table:formula="of:=[.A50]" office:value-type="string" office:string-value="ps_calc_10" calcext:value-type="string">
            <text:p>ps_calc_10</text:p>
          </table:table-cell>
          <table:table-cell office:value-type="string" calcext:value-type="string">
            <text:p>'=tf.feature_column.numeric_column("</text:p>
          </table:table-cell>
          <table:table-cell table:formula="of:=[.C50]" office:value-type="string" office:string-value="ps_calc_10" calcext:value-type="string">
            <text:p>ps_calc_10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1</text:p>
          </table:table-cell>
          <table:table-cell office:value-type="string" calcext:value-type="string">
            <text:p>CONT</text:p>
          </table:table-cell>
          <table:table-cell table:formula="of:=[.A51]" office:value-type="string" office:string-value="ps_calc_11" calcext:value-type="string">
            <text:p>ps_calc_11</text:p>
          </table:table-cell>
          <table:table-cell office:value-type="string" calcext:value-type="string">
            <text:p>'=tf.feature_column.numeric_column("</text:p>
          </table:table-cell>
          <table:table-cell table:formula="of:=[.C51]" office:value-type="string" office:string-value="ps_calc_11" calcext:value-type="string">
            <text:p>ps_calc_1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2</text:p>
          </table:table-cell>
          <table:table-cell office:value-type="string" calcext:value-type="string">
            <text:p>CONT</text:p>
          </table:table-cell>
          <table:table-cell table:formula="of:=[.A52]" office:value-type="string" office:string-value="ps_calc_12" calcext:value-type="string">
            <text:p>ps_calc_12</text:p>
          </table:table-cell>
          <table:table-cell office:value-type="string" calcext:value-type="string">
            <text:p>'=tf.feature_column.numeric_column("</text:p>
          </table:table-cell>
          <table:table-cell table:formula="of:=[.C52]" office:value-type="string" office:string-value="ps_calc_12" calcext:value-type="string">
            <text:p>ps_calc_1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3</text:p>
          </table:table-cell>
          <table:table-cell office:value-type="string" calcext:value-type="string">
            <text:p>CONT</text:p>
          </table:table-cell>
          <table:table-cell table:formula="of:=[.A53]" office:value-type="string" office:string-value="ps_calc_13" calcext:value-type="string">
            <text:p>ps_calc_13</text:p>
          </table:table-cell>
          <table:table-cell office:value-type="string" calcext:value-type="string">
            <text:p>'=tf.feature_column.numeric_column("</text:p>
          </table:table-cell>
          <table:table-cell table:formula="of:=[.C53]" office:value-type="string" office:string-value="ps_calc_13" calcext:value-type="string">
            <text:p>ps_calc_1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4</text:p>
          </table:table-cell>
          <table:table-cell office:value-type="string" calcext:value-type="string">
            <text:p>CONT</text:p>
          </table:table-cell>
          <table:table-cell table:formula="of:=[.A54]" office:value-type="string" office:string-value="ps_calc_14" calcext:value-type="string">
            <text:p>ps_calc_14</text:p>
          </table:table-cell>
          <table:table-cell office:value-type="string" calcext:value-type="string">
            <text:p>'=tf.feature_column.numeric_column("</text:p>
          </table:table-cell>
          <table:table-cell table:formula="of:=[.C54]" office:value-type="string" office:string-value="ps_calc_14" calcext:value-type="string">
            <text:p>ps_calc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5_bin</text:p>
          </table:table-cell>
          <table:table-cell office:value-type="string" calcext:value-type="string">
            <text:p>BIN</text:p>
          </table:table-cell>
          <table:table-cell table:formula="of:=[.A55]" office:value-type="string" office:string-value="ps_calc_15_bin" calcext:value-type="string">
            <text:p>ps_calc_15_bin</text:p>
          </table:table-cell>
          <table:table-cell office:value-type="string" calcext:value-type="string">
            <text:p>'=tf.feature_column.numeric_column("</text:p>
          </table:table-cell>
          <table:table-cell table:formula="of:=[.C55]" office:value-type="string" office:string-value="ps_calc_15_bin" calcext:value-type="string">
            <text:p>ps_calc_15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6_bin</text:p>
          </table:table-cell>
          <table:table-cell office:value-type="string" calcext:value-type="string">
            <text:p>BIN</text:p>
          </table:table-cell>
          <table:table-cell table:formula="of:=[.A56]" office:value-type="string" office:string-value="ps_calc_16_bin" calcext:value-type="string">
            <text:p>ps_calc_16_bin</text:p>
          </table:table-cell>
          <table:table-cell office:value-type="string" calcext:value-type="string">
            <text:p>'=tf.feature_column.numeric_column("</text:p>
          </table:table-cell>
          <table:table-cell table:formula="of:=[.C56]" office:value-type="string" office:string-value="ps_calc_16_bin" calcext:value-type="string">
            <text:p>ps_calc_16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7_bin</text:p>
          </table:table-cell>
          <table:table-cell office:value-type="string" calcext:value-type="string">
            <text:p>BIN</text:p>
          </table:table-cell>
          <table:table-cell table:formula="of:=[.A57]" office:value-type="string" office:string-value="ps_calc_17_bin" calcext:value-type="string">
            <text:p>ps_calc_17_bin</text:p>
          </table:table-cell>
          <table:table-cell office:value-type="string" calcext:value-type="string">
            <text:p>'=tf.feature_column.numeric_column("</text:p>
          </table:table-cell>
          <table:table-cell table:formula="of:=[.C57]" office:value-type="string" office:string-value="ps_calc_17_bin" calcext:value-type="string">
            <text:p>ps_calc_17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8_bin</text:p>
          </table:table-cell>
          <table:table-cell office:value-type="string" calcext:value-type="string">
            <text:p>BIN</text:p>
          </table:table-cell>
          <table:table-cell table:formula="of:=[.A58]" office:value-type="string" office:string-value="ps_calc_18_bin" calcext:value-type="string">
            <text:p>ps_calc_18_bin</text:p>
          </table:table-cell>
          <table:table-cell office:value-type="string" calcext:value-type="string">
            <text:p>'=tf.feature_column.numeric_column("</text:p>
          </table:table-cell>
          <table:table-cell table:formula="of:=[.C58]" office:value-type="string" office:string-value="ps_calc_18_bin" calcext:value-type="string">
            <text:p>ps_calc_1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9_bin</text:p>
          </table:table-cell>
          <table:table-cell office:value-type="string" calcext:value-type="string">
            <text:p>BIN</text:p>
          </table:table-cell>
          <table:table-cell table:formula="of:=[.A59]" office:value-type="string" office:string-value="ps_calc_19_bin" calcext:value-type="string">
            <text:p>ps_calc_19_bin</text:p>
          </table:table-cell>
          <table:table-cell office:value-type="string" calcext:value-type="string">
            <text:p>'=tf.feature_column.numeric_column("</text:p>
          </table:table-cell>
          <table:table-cell table:formula="of:=[.C59]" office:value-type="string" office:string-value="ps_calc_19_bin" calcext:value-type="string">
            <text:p>ps_calc_19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20_bin</text:p>
          </table:table-cell>
          <table:table-cell office:value-type="string" calcext:value-type="string">
            <text:p>BIN</text:p>
          </table:table-cell>
          <table:table-cell table:formula="of:=[.A60]" office:value-type="string" office:string-value="ps_calc_20_bin" calcext:value-type="string">
            <text:p>ps_calc_20_bin</text:p>
          </table:table-cell>
          <table:table-cell office:value-type="string" calcext:value-type="string">
            <text:p>'=tf.feature_column.numeric_column("</text:p>
          </table:table-cell>
          <table:table-cell table:formula="of:=[.C60]" office:value-type="string" office:string-value="ps_calc_20_bin" calcext:value-type="string">
            <text:p>ps_calc_20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</table:table>
      <table:table table:name="Sta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ws</text:p>
          </table:table-cell>
          <table:table-cell office:value-type="float" office:value="595212" calcext:value-type="float">
            <text:p>59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1</text:p>
          </table:table-cell>
          <table:table-cell office:value-type="float" office:value="21694" calcext:value-type="float">
            <text:p>21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%</text:p>
          </table:table-cell>
          <table:table-cell table:style-name="ce3" table:formula="of:=[.D4]/[.D3]" office:value-type="percentage" office:value="0.0364475178591829" calcext:value-type="percentage">
            <text:p>3,64%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</table:table-row>
        <table:table-row table:style-name="ro1" table:visibility="filter">
          <table:table-cell office:value-type="string" calcext:value-type="string">
            <text:p>ps_ind_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s_ind_02_cat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ind_03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ind_04_cat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5_cat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6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ind_07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8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9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ind_10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11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ind_12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ind_13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14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ind_15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ind_16_bin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ind_17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18_bin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reg_01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reg_02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reg_03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car_01_cat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02_cat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03_cat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r_04_cat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05_cat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ps_car_06_cat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car_07_cat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car_08_cat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09_cat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r_10_cat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ps_car_11_cat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r_1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ps_car_12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car_13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car_14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15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s_calc_02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ps_calc_03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ps_calc_04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ps_calc_05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calc_06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ps_calc_07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calc_08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09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0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1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2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lc_13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ps_calc_14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lc_15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6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7_bin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lc_18_bin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ps_calc_19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20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s_ind_02_cat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ind_03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ind_04_cat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5_cat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6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ind_07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8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09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ind_10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11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ind_12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ind_13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14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ind_15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ind_16_bin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ind_17_bin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ind_18_bin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reg_01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reg_02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reg_03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car_01_cat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02_cat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03_cat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r_04_cat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05_cat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ps_car_06_cat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car_07_cat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car_08_cat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09_cat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r_10_cat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ps_car_11_cat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r_1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ps_car_12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car_13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ps_car_14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r_15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s_calc_02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ps_calc_03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ps_calc_04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ps_calc_05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calc_06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ps_calc_07</text:p>
          </table:table-cell>
          <table:table-cell office:value-type="string" calcext:value-type="string">
            <text:p>-0.2</text:p>
          </table:table-cell>
        </table:table-row>
        <table:table-row table:style-name="ro1" table:visibility="filter">
          <table:table-cell office:value-type="string" calcext:value-type="string">
            <text:p>ps_calc_08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09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0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1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2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lc_13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ps_calc_14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lc_15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6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17_bin</text:p>
          </table:table-cell>
          <table:table-cell office:value-type="string" calcext:value-type="string">
            <text:p>0.0</text:p>
          </table:table-cell>
        </table:table-row>
        <table:table-row table:style-name="ro1" table:visibility="filter">
          <table:table-cell office:value-type="string" calcext:value-type="string">
            <text:p>ps_calc_18_bin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ps_calc_19_bin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ps_calc_20_bin</text:p>
          </table:table-cell>
          <table:table-cell office:value-type="string" calcext:value-type="string">
            <text:p>0.4</text:p>
          </table:table-cell>
        </table:table-row>
      </table:table>
      <table:named-expressions/>
      <table:database-ranges>
        <table:database-range table:name="__Anonymous_Sheet_DB__1" table:target-range-address="Sheet3.A1:Sheet3.B5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Sheet6.A1:Sheet6.B115" table:display-filter-buttons="true">
          <table:filter>
            <table:filter-and>
              <table:filter-condition table:field-number="1" table:value="-0.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2:11:31.441441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0:45:09.595408914</meta:creation-date>
    <dc:date>2017-11-04T19:36:38.905415069</dc:date>
    <meta:editing-duration>PT7H5M15S</meta:editing-duration>
    <meta:editing-cycles>8</meta:editing-cycles>
    <meta:generator>LibreOffice/5.1.6.2$Linux_X86_64 LibreOffice_project/10m0$Build-2</meta:generator>
    <meta:document-statistic meta:table-count="6" meta:cell-count="1072" meta:object-count="0"/>
  </office:meta>
</office:document-meta>
</file>